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406cm" style:rel-column-width="8298*"/>
    </style:style>
    <style:style style:name="Tableau1.B" style:family="table-column">
      <style:table-column-properties style:column-width="0.587cm" style:rel-column-width="2025*"/>
    </style:style>
    <style:style style:name="Tableau1.C" style:family="table-column">
      <style:table-column-properties style:column-width="3.911cm" style:rel-column-width="13487*"/>
    </style:style>
    <style:style style:name="Tableau1.D" style:family="table-column">
      <style:table-column-properties style:column-width="1.201cm" style:rel-column-width="4143*"/>
    </style:style>
    <style:style style:name="Tableau1.E" style:family="table-column">
      <style:table-column-properties style:column-width="10.896cm" style:rel-column-width="37582*"/>
    </style:style>
    <style:style style:name="Tableau1.A1" style:family="table-cell">
      <style:table-cell-properties style:vertical-align="middle" fo:padding="0.101cm" fo:border-left="0.5pt solid #000000" fo:border-right="none" fo:border-top="0.5pt solid #000000" fo:border-bottom="none" style:writing-mode="page"/>
    </style:style>
    <style:style style:name="Tableau1.C1" style:family="table-cell">
      <style:table-cell-properties style:vertical-align="middle" fo:padding="0.101cm" fo:border-left="none" fo:border-right="0.5pt solid #000000" fo:border-top="0.5pt solid #000000" fo:border-bottom="none" style:writing-mode="page"/>
    </style:style>
    <style:style style:name="Tableau1.A2" style:family="table-cell">
      <style:table-cell-properties style:vertical-align="middle" fo:padding="0.101cm" fo:border-left="0.5pt solid #000000" fo:border-right="none" fo:border-top="none" fo:border-bottom="0.5pt solid #000000" style:writing-mode="page"/>
    </style:style>
    <style:style style:name="Tableau1.B2" style:family="table-cell">
      <style:table-cell-properties style:vertical-align="middle" fo:padding="0.101cm" fo:border-left="none" fo:border-right="none" fo:border-top="none" fo:border-bottom="0.5pt solid #000000" style:writing-mode="page"/>
    </style:style>
    <style:style style:name="Tableau1.E2" style:family="table-cell">
      <style:table-cell-properties style:vertical-align="middle" fo:padding="0.101cm" fo:border-left="none" fo:border-right="0.5pt solid #000000" fo:border-top="none" fo:border-bottom="0.5pt solid #000000" style:writing-mode="page"/>
    </style:style>
    <style:style style:name="Table-building_5f_zone-title" style:display-name="Table-building_zone-title" style:family="table">
      <style:table-properties style:width="19.001cm" table:align="margins"/>
    </style:style>
    <style:style style:name="Table-building_5f_zone-title.A" style:display-name="Table-building_zone-title.A" style:family="table-column">
      <style:table-column-properties style:column-width="4.403cm" style:rel-column-width="2496*"/>
    </style:style>
    <style:style style:name="Table-building_5f_zone-title.B" style:display-name="Table-building_zone-title.B" style:family="table-column">
      <style:table-column-properties style:column-width="5.457cm" style:rel-column-width="3094*"/>
    </style:style>
    <style:style style:name="Table-building_5f_zone-title.C" style:display-name="Table-building_zone-title.C" style:family="table-column">
      <style:table-column-properties style:column-width="4.748cm" style:rel-column-width="2692*"/>
    </style:style>
    <style:style style:name="Table-building_5f_zone-title.D" style:display-name="Table-building_zone-title.D" style:family="table-column">
      <style:table-column-properties style:column-width="4.392cm" style:rel-column-width="2490*"/>
    </style:style>
    <style:style style:name="Table-building_5f_zone-title.1" style:display-name="Table-building_zone-title.1" style:family="table-row">
      <style:table-row-properties style:min-row-height="0.206cm"/>
    </style:style>
    <style:style style:name="Table-building_5f_zone-title.A1" style:display-name="Table-building_zone-title.A1" style:family="table-cell">
      <style:table-cell-properties fo:padding="0.101cm" fo:border-left="0.5pt solid #000000" fo:border-right="none" fo:border-top="0.5pt solid #000000" fo:border-bottom="none" style:writing-mode="page"/>
    </style:style>
    <style:style style:name="Table-building_5f_zone-title.B1" style:display-name="Table-building_zone-title.B1" style:family="table-cell">
      <style:table-cell-properties fo:padding="0.101cm" fo:border-left="none" fo:border-right="0.5pt solid #000000" fo:border-top="0.5pt solid #000000" fo:border-bottom="none" style:writing-mode="page"/>
    </style:style>
    <style:style style:name="Table-building_5f_zone-title.A2" style:display-name="Table-building_zone-title.A2" style:family="table-cell">
      <style:table-cell-properties style:vertical-align="middle" fo:padding="0.101cm" fo:border-left="0.5pt solid #000000" fo:border-right="none" fo:border-top="none" fo:border-bottom="0.5pt solid #000000" style:writing-mode="page"/>
    </style:style>
    <style:style style:name="Table-building_5f_zone-title.B2" style:display-name="Table-building_zone-title.B2" style:family="table-cell">
      <style:table-cell-properties style:vertical-align="middle" fo:padding="0.101cm" fo:border-left="none" fo:border-right="none" fo:border-top="none" fo:border-bottom="0.5pt solid #000000" style:writing-mode="page"/>
    </style:style>
    <style:style style:name="Table-building_5f_zone-title.D2" style:display-name="Table-building_zone-title.D2" style:family="table-cell">
      <style:table-cell-properties style:vertical-align="middle" fo:padding="0.101cm" fo:border-left="none" fo:border-right="0.5pt solid #000000" fo:border-top="none" fo:border-bottom="0.5pt solid #000000" style:writing-mode="page"/>
    </style:style>
    <style:style style:name="Table_5f_inventory_5f_items" style:display-name="Table_inventory_items" style:family="table">
      <style:table-properties style:width="19.001cm" table:align="margins" fo:background-color="transparent">
        <style:background-image/>
      </style:table-properties>
    </style:style>
    <style:style style:name="Table_5f_inventory_5f_items.A" style:display-name="Table_inventory_items.A" style:family="table-column">
      <style:table-column-properties style:column-width="5.999cm" style:rel-column-width="20691*"/>
    </style:style>
    <style:style style:name="Table_5f_inventory_5f_items.B" style:display-name="Table_inventory_items.B" style:family="table-column">
      <style:table-column-properties style:column-width="3cm" style:rel-column-width="10348*"/>
    </style:style>
    <style:style style:name="Table_5f_inventory_5f_items.E" style:display-name="Table_inventory_items.E" style:family="table-column">
      <style:table-column-properties style:column-width="2cm" style:rel-column-width="6899*"/>
    </style:style>
    <style:style style:name="Table_5f_inventory_5f_items.F" style:display-name="Table_inventory_items.F" style:family="table-column">
      <style:table-column-properties style:column-width="2cm" style:rel-column-width="6901*"/>
    </style:style>
    <style:style style:name="Table_5f_inventory_5f_items.1" style:display-name="Table_inventory_items.1" style:family="table-row">
      <style:table-row-properties fo:background-color="transparent">
        <style:background-image/>
      </style:table-row-properties>
    </style:style>
    <style:style style:name="Table_5f_inventory_5f_items.A1" style:display-name="Table_inventory_items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_5f_inventory_5f_items.F1" style:display-name="Table_inventory_items.F1" style:family="table-cell">
      <style:table-cell-properties style:vertical-align="middle" fo:background-color="#eeeeee" fo:padding="0.097cm" fo:border="0.5pt solid #000000" style:writing-mode="page">
        <style:background-image/>
      </style:table-cell-properties>
    </style:style>
    <style:style style:name="Table_5f_inventory_5f_items.A2" style:display-name="Table_inventory_items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_5f_inventory_5f_items.B2" style:display-name="Table_inventory_items.B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C2" style:display-name="Table_inventory_items.C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D2" style:display-name="Table_inventory_items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E2" style:display-name="Table_inventory_items.E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F2" style:display-name="Table_inventory_items.F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weight="bold" officeooo:rsid="00ce72b2" officeooo:paragraph-rsid="00ce72b2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ce72b2" officeooo:paragraph-rsid="00ce72b2" style:font-size-asian="13pt" style:font-size-complex="13pt"/>
    </style:style>
    <style:style style:name="P8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de3a29" officeooo:paragraph-rsid="00de3a29" style:font-size-asian="13pt" style:font-size-complex="13pt"/>
    </style:style>
    <style:style style:name="P9" style:family="paragraph" style:parent-style-name="Table_20_Contents">
      <style:paragraph-properties fo:margin-top="0.101cm" fo:margin-bottom="0.101cm" loext:contextual-spacing="false"/>
      <style:text-properties fo:font-size="8pt" officeooo:rsid="00e34672" officeooo:paragraph-rsid="00e34672" style:font-size-asian="8pt" style:font-size-complex="8pt"/>
    </style:style>
    <style:style style:name="P10" style:family="paragraph" style:parent-style-name="Table_20_Contents">
      <style:paragraph-properties fo:margin-top="0.101cm" fo:margin-bottom="0.101cm" loext:contextual-spacing="false"/>
      <style:text-properties officeooo:rsid="00e9c932" officeooo:paragraph-rsid="00e9c932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P12" style:family="paragraph" style:parent-style-name="Table_20_Heading">
      <style:paragraph-properties fo:margin-top="0.101cm" fo:margin-bottom="0.101cm" loext:contextual-spacing="false"/>
      <style:text-properties fo:font-size="12pt" officeooo:rsid="00e9c932" officeooo:paragraph-rsid="00e9c932" style:font-size-asian="12pt" style:font-size-complex="12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Heading">
      <style:paragraph-properties fo:margin-top="0cm" fo:margin-bottom="0cm" loext:contextual-spacing="false"/>
      <style:text-properties fo:font-size="8pt" officeooo:rsid="00d60812" officeooo:paragraph-rsid="00d60812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2a6099" fo:font-size="13pt" officeooo:rsid="00d825b6" officeooo:paragraph-rsid="00d825b6" style:font-size-asian="13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color="#000000" fo:font-size="13pt" officeooo:rsid="00d825b6" officeooo:paragraph-rsid="00d825b6" style:font-size-asian="13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cf302c" officeooo:paragraph-rsid="00cf302c" style:font-size-asian="13pt" style:font-size-complex="13pt"/>
    </style:style>
    <style:style style:name="P18" style:family="paragraph">
      <style:paragraph-properties fo:text-align="center"/>
    </style:style>
    <style:style style:name="T1" style:family="text">
      <style:text-properties officeooo:rsid="0126a7de"/>
    </style:style>
    <style:style style:name="T2" style:family="text">
      <style:text-properties fo:font-weight="bold" officeooo:rsid="00b5cd55" style:font-weight-asian="bold" style:font-weight-complex="bold"/>
    </style:style>
    <style:style style:name="T3" style:family="text">
      <style:text-properties officeooo:rsid="00beb5a9"/>
    </style:style>
    <style:style style:name="T4" style:family="text">
      <style:text-properties officeooo:rsid="0126f94e"/>
    </style:style>
    <style:style style:name="T5" style:family="text">
      <style:text-properties officeooo:rsid="00a4603c"/>
    </style:style>
    <style:style style:name="T6" style:family="text">
      <style:text-properties officeooo:rsid="00ce72b2"/>
    </style:style>
    <style:style style:name="T7" style:family="text">
      <style:text-properties officeooo:rsid="00d421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-info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Line94325626480880">
            <table:table-cell table:style-name="Tableau1.A1" table:number-columns-spanned="2" office:value-type="string">
              <text:p text:style-name="P5">Inventaire N°</text:p>
            </table:table-cell>
            <table:covered-table-cell/>
            <table:table-cell table:style-name="Tableau1.C1" table:number-columns-spanned="3" office:value-type="string">
              <text:p text:style-name="P7">[INVENTORY_NUMBER]</text:p>
            </table:table-cell>
            <table:covered-table-cell/>
            <table:covered-table-cell/>
          </table:table-row>
          <table:table-row table:style-name="TableLine94325607622400">
            <table:table-cell table:style-name="Tableau1.A2" office:value-type="string">
              <text:p text:style-name="P5">Réalisé le :</text:p>
            </table:table-cell>
            <table:table-cell table:style-name="Tableau1.B2" table:number-columns-spanned="2" office:value-type="string">
              <text:p text:style-name="P7">[INVENTORY_DATE]</text:p>
            </table:table-cell>
            <table:covered-table-cell/>
            <table:table-cell table:style-name="Tableau1.B2" office:value-type="string">
              <text:p text:style-name="P6"><text:span text:style-name="T7">P</text:span><text:span text:style-name="T6">ar :</text:span></text:p>
            </table:table-cell>
            <table:table-cell table:style-name="Tableau1.E2" office:value-type="string">
              <text:p text:style-name="P8">[RESPONSIBLE]</text:p>
            </table:table-cell>
          </table:table-row>
        </table:table>
      </text:section>
      <text:p text:style-name="Standard"/>
      <text:p text:style-name="Standard"/>
      <text:section text:style-name="Sect1" text:name="Section-zone">
        <table:table table:name="Table-building_zone-title" table:style-name="Table-building_5f_zone-title">
          <table:table-column table:style-name="Table-building_5f_zone-title.A"/>
          <table:table-column table:style-name="Table-building_5f_zone-title.B"/>
          <table:table-column table:style-name="Table-building_5f_zone-title.C"/>
          <table:table-column table:style-name="Table-building_5f_zone-title.D"/>
          <table:table-row table:style-name="Table-building_5f_zone-title.1">
            <table:table-cell table:style-name="Table-building_5f_zone-title.A1" office:value-type="string">
              <text:p text:style-name="P17">Zone de stockage :</text:p>
            </table:table-cell>
            <table:table-cell table:style-name="Table-building_5f_zone-title.B1" table:number-columns-spanned="3" office:value-type="string">
              <text:p text:style-name="P15">[BUILDING_ZONE_NAME]</text:p>
            </table:table-cell>
            <table:covered-table-cell/>
            <table:covered-table-cell/>
          </table:table-row>
          <table:table-row table:style-name="Table-building_5f_zone-title.1">
            <table:table-cell table:style-name="Table-building_5f_zone-title.A2" office:value-type="string">
              <text:p text:style-name="P17">Nombre d’éléments :</text:p>
            </table:table-cell>
            <table:table-cell table:style-name="Table-building_5f_zone-title.B2" office:value-type="string">
              <text:p text:style-name="P16">[ITEM_COUNT]</text:p>
            </table:table-cell>
            <table:table-cell table:style-name="Table-building_5f_zone-title.B2" office:value-type="string">
              <text:p text:style-name="P16">Valeur du contenu :</text:p>
            </table:table-cell>
            <table:table-cell table:style-name="Table-building_5f_zone-title.D2" office:value-type="string">
              <text:p text:style-name="P16">[AMOUNT]</text:p>
            </table:table-cell>
          </table:table-row>
        </table:table>
        <table:table table:name="Table_inventory_items" table:style-name="Table_5f_inventory_5f_items">
          <table:table-column table:style-name="Table_5f_inventory_5f_items.A"/>
          <table:table-column table:style-name="Table_5f_inventory_5f_items.B" table:number-columns-repeated="3"/>
          <table:table-column table:style-name="Table_5f_inventory_5f_items.E"/>
          <table:table-column table:style-name="Table_5f_inventory_5f_items.F"/>
          <table:table-header-rows>
            <table:table-row table:style-name="Table_5f_inventory_5f_items.1">
              <table:table-cell table:style-name="Table_5f_inventory_5f_items.A1" office:value-type="string">
                <text:p text:style-name="P14">Produits</text:p>
              </table:table-cell>
              <table:table-cell table:style-name="Table_5f_inventory_5f_items.A1" office:value-type="string">
                <text:p text:style-name="P14">Type</text:p>
              </table:table-cell>
              <table:table-cell table:style-name="Table_5f_inventory_5f_items.A1" office:value-type="string">
                <text:p text:style-name="P14">Quantité avant inventaire</text:p>
              </table:table-cell>
              <table:table-cell table:style-name="Table_5f_inventory_5f_items.A1" office:value-type="string">
                <text:p text:style-name="P14">Quantité après inventaire</text:p>
              </table:table-cell>
              <table:table-cell table:style-name="Table_5f_inventory_5f_items.A1" office:value-type="string">
                <text:p text:style-name="P14">Valeur unitaire</text:p>
              </table:table-cell>
              <table:table-cell table:style-name="Table_5f_inventory_5f_items.F1" office:value-type="string">
                <text:p text:style-name="P14">Valeur totale</text:p>
              </table:table-cell>
            </table:table-row>
          </table:table-header-rows>
          <table:table-row table:style-name="TableLine94325607736336">
            <table:table-cell table:style-name="Table_5f_inventory_5f_items.A2" office:value-type="string">
              <text:p text:style-name="P9">[ITEM_NAME]</text:p>
            </table:table-cell>
            <table:table-cell table:style-name="Table_5f_inventory_5f_items.B2" office:value-type="string">
              <text:p text:style-name="P9">[ITEM_TYPE]</text:p>
            </table:table-cell>
            <table:table-cell table:style-name="Table_5f_inventory_5f_items.C2" office:value-type="string">
              <text:p text:style-name="P9">[ITEM_QUANTITY_BEFORE]</text:p>
            </table:table-cell>
            <table:table-cell table:style-name="Table_5f_inventory_5f_items.D2" office:value-type="string">
              <text:p text:style-name="P9">[ITEM_QUANTITY_AFTER]</text:p>
            </table:table-cell>
            <table:table-cell table:style-name="Table_5f_inventory_5f_items.E2" office:value-type="string">
              <text:p text:style-name="P9">[ITEM_UNIT_COST]</text:p>
            </table:table-cell>
            <table:table-cell table:style-name="Table_5f_inventory_5f_items.F2" office:value-type="string">
              <text:p text:style-name="P9">[ITEM_TOTAL_COST]</text:p>
            </table:table-cell>
          </table:table-row>
        </table:table>
        <text:p text:style-name="Standard"/>
        <text:p text:style-name="P13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19.001cm" table:align="margins"/>
    </style:style>
    <style:style style:name="Header.A" style:family="table-column">
      <style:table-column-properties style:column-width="1.372cm" style:rel-column-width="4732*"/>
    </style:style>
    <style:style style:name="Header.B" style:family="table-column">
      <style:table-column-properties style:column-width="16.256cm" style:rel-column-width="56070*"/>
    </style:style>
    <style:style style:name="Header.C" style:family="table-column">
      <style:table-column-properties style:column-width="1.372cm" style:rel-column-width="4733*"/>
    </style:style>
    <style:style style:name="Header.A1" style:family="table-cell">
      <style:table-cell-properties style:writing-mode="page"/>
    </style:style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1.372cm" style:rel-column-width="4732*"/>
    </style:style>
    <style:style style:name="FOOTER.B" style:family="table-column">
      <style:table-column-properties style:column-width="16.256cm" style:rel-column-width="56070*"/>
    </style:style>
    <style:style style:name="FOOTER.C" style:family="table-column">
      <style:table-column-properties style:column-width="1.372cm" style:rel-column-width="4733*"/>
    </style:style>
    <style:style style:name="FOOTER.A1" style:family="table-cell">
      <style:table-cell-properties style:vertical-align="middle" style:writing-mode="pag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M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M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MP5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MT1" style:family="text">
      <style:text-properties officeooo:rsid="0126a7de"/>
    </style:style>
    <style:style style:name="MT2" style:family="text">
      <style:text-properties fo:font-weight="bold" officeooo:rsid="00b5cd55" style:font-weight-asian="bold" style:font-weight-complex="bold"/>
    </style:style>
    <style:style style:name="MT3" style:family="text">
      <style:text-properties officeooo:rsid="00beb5a9"/>
    </style:style>
    <style:style style:name="MT4" style:family="text">
      <style:text-properties officeooo:rsid="0126f94e"/>
    </style:style>
    <style:style style:name="MT5" style:family="text">
      <style:text-properties officeooo:rsid="00a460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2.087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TableLine94325625869968">
            <table:table-cell table:style-name="Header.A1" office:value-type="string">
              <text:p text:style-name="MP2"><draw:frame draw:style-name="Mfr1" draw:name="Image4" text:anchor-type="paragraph" svg:x="0.199cm" svg:y="-0.12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A1" office:value-type="string">
              <text:p text:style-name="MP3">[DOCUMENT_NAME]</text:p>
            </table:table-cell>
            <table:table-cell table:style-name="Header.A1" office:value-type="string">
              <text:p text:style-name="MP2"/>
            </table:table-cell>
          </table:table-row>
        </table:table>
        <text:p text:style-name="Header"/>
        <text:p text:style-name="Header"><draw:line text:anchor-type="paragraph" draw:z-index="5" draw:name="Forme1_0" draw:style-name="Mgr1" draw:text-style-name="MP1" svg:x1="-0.085cm" svg:y1="0.09cm" svg:x2="19.053cm" svg:y2="0.09cm"><text:p/></draw:line></text:p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><draw:line text:anchor-type="paragraph" draw:z-index="3" draw:name="Forme1_2" draw:style-name="Mgr1" draw:text-style-name="MP1" svg:x1="0.12cm" svg:y1="0.116cm" svg:x2="18.995cm" svg:y2="0.116cm"><text:p/></draw:line></text:p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325626178000">
            <table:table-cell table:style-name="FOOTER.A1" office:value-type="string">
              <text:p text:style-name="MP4"/>
            </table:table-cell>
            <table:table-cell table:style-name="FOOTER.A1" office:value-type="string">
              <text:p text:style-name="MP5"><text:span text:style-name="MT1">Exploitation : </text:span><text:span text:style-name="MT2">[COMPANY_NAME] [COMPANY_ADDRESS]</text:span>– <text:span text:style-name="MT3">Siret : </text:span><text:span text:style-name="MT2">[COMPANY_SIRET]</text:span></text:p>
              <text:p text:style-name="MP6"><text:span text:style-name="MT4">Nom du f</text:span>ichier : <text:span text:style-name="MT2">[DOCUMENT_NAME] </text:span>- <text:span text:style-name="MT5">Imprimé le </text:span><text:span text:style-name="MT2">[PRINTED_AT]</text:span></text:p>
            </table:table-cell>
            <table:table-cell table:style-name="FOOTER.A1" office:value-type="string">
              <text:p text:style-name="MP4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3T10:54:32.936033933</dc:date>
    <meta:editing-duration>P1DT9H4M</meta:editing-duration>
    <meta:editing-cycles>171</meta:editing-cycles>
    <meta:generator>LibreOffice/6.4.7.2$Linux_X86_64 LibreOffice_project/40$Build-2</meta:generator>
    <meta:document-statistic meta:table-count="5" meta:image-count="1" meta:object-count="0" meta:page-count="2" meta:paragraph-count="28" meta:word-count="60" meta:character-count="509" meta:non-whitespace-character-count="477"/>
  </office:meta>
</office:document-meta>
</file>